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visual_5f_acuity" style:display-name="visual_acuity" style:family="table">
      <style:table-properties style:width="17.013cm" fo:margin-left="0cm" table:align="left"/>
    </style:style>
    <style:style style:name="visual_5f_acuity.A" style:display-name="visual_acuity.A" style:family="table-column">
      <style:table-column-properties style:column-width="1.693cm"/>
    </style:style>
    <style:style style:name="visual_5f_acuity.B" style:display-name="visual_acuity.B" style:family="table-column">
      <style:table-column-properties style:column-width="1.376cm"/>
    </style:style>
    <style:style style:name="visual_5f_acuity.C" style:display-name="visual_acuity.C" style:family="table-column">
      <style:table-column-properties style:column-width="1.164cm"/>
    </style:style>
    <style:style style:name="visual_5f_acuity.D" style:display-name="visual_acuity.D" style:family="table-column">
      <style:table-column-properties style:column-width="4.154cm"/>
    </style:style>
    <style:style style:name="visual_5f_acuity.E" style:display-name="visual_acuity.E" style:family="table-column">
      <style:table-column-properties style:column-width="1.349cm"/>
    </style:style>
    <style:style style:name="visual_5f_acuity.F" style:display-name="visual_acuity.F" style:family="table-column">
      <style:table-column-properties style:column-width="1.323cm"/>
    </style:style>
    <style:style style:name="visual_5f_acuity.G" style:display-name="visual_acuity.G" style:family="table-column">
      <style:table-column-properties style:column-width="5.953cm"/>
    </style:style>
    <style:style style:name="visual_5f_acuity.A1" style:display-name="visual_acuity.A1" style:family="table-cell">
      <style:table-cell-properties fo:padding="0.097cm" fo:border-left="0.05pt solid #000000" fo:border-right="none" fo:border-top="0.05pt solid #000000" fo:border-bottom="0.05pt solid #000000"/>
    </style:style>
    <style:style style:name="visual_5f_acuity.G1" style:display-name="visual_acuity.G1" style:family="table-cell">
      <style:table-cell-properties fo:padding="0.097cm" fo:border="0.05pt solid #000000"/>
    </style:style>
    <style:style style:name="visual_5f_acuity.A2" style:display-name="visual_acuity.A2" style:family="table-cell">
      <style:table-cell-properties fo:padding="0.097cm" fo:border-left="0.05pt solid #000000" fo:border-right="none" fo:border-top="none" fo:border-bottom="0.05pt solid #000000"/>
    </style:style>
    <style:style style:name="visual_5f_acuity.G2" style:display-name="visual_acuity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693cm"/>
    </style:style>
    <style:style style:name="Tableau1.B" style:family="table-column">
      <style:table-column-properties style:column-width="1.773cm"/>
    </style:style>
    <style:style style:name="Tableau1.C" style:family="table-column">
      <style:table-column-properties style:column-width="0.767cm"/>
    </style:style>
    <style:style style:name="Tableau1.D" style:family="table-column">
      <style:table-column-properties style:column-width="4.445cm"/>
    </style:style>
    <style:style style:name="Tableau1.E" style:family="table-column">
      <style:table-column-properties style:column-width="1.64cm"/>
    </style:style>
    <style:style style:name="Tableau1.F" style:family="table-column">
      <style:table-column-properties style:column-width="0.741cm"/>
    </style:style>
    <style:style style:name="Tableau1.G" style:family="table-column">
      <style:table-column-properties style:column-width="5.95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1"><text:span text:style-name="T2">COMPTE RENDU DE CONSULTATION</text:span> </text:p>
      <text:p text:style-name="P1">Du : <text:span text:style-name="T1"><text:text-input text:description="&lt;formatLang(o.date,date=True)&gt;">&lt;formatLang(o.date,date=True)&gt;</text:text-input></text:span></text:p>
      <text:p text:style-name="P2"><text:span text:style-name="T1"><text:text-input text:description="&lt;o.partner_id.fullname&gt;">Fullname</text:text-input></text:span><text:span text:style-name="T1">, </text:span><text:span text:style-name="T1"><text:text-input text:description="&lt;if test=&quot;o.partner_id.gender=='M'&quot;&gt;">&lt;if test="o.partner_id.gender=='M'"&gt;</text:text-input></text:span><text:span text:style-name="T1"> né le: 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=='F'&quot;&gt;">&lt;if test="o.partner_id.gender=='F'"&gt;</text:text-input></text:span><text:span text:style-name="T1"> née le:</text:span><text:span text:style-name="T1"><text:text-input text:description="&lt;/if&gt;">&lt;/if&gt;</text:text-input></text:span><text:span text:style-name="T1"> </text:span><text:span text:style-name="T1"><text:text-input text:description="&lt;formatLang(o.partner_id.dob,date=True)&gt;">&lt;formatLang(o.partner_id.dob,date=True)&gt;</text:text-input>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Motif de consultation : <text:text-input text:description="&lt;o.motive.name&gt;">&lt;o.motive.name&gt;</text:text-input></text:p>
            <text:p text:style-name="Text_20_body"><text:text-input text:description="&lt;o.motive_comment&gt;">&lt;o.motive_comment&gt;</text:text-input></text:p>
            <text:p text:style-name="Text_20_body"><text:text-input text:description="&lt;if test='o.chief_complaint'&gt;">&lt;if test='o.chief_complaint'&gt;</text:text-input>Plainte : <text:text-input text:description="&lt;o.chief_complaint&gt;">&lt;o.chief_complaint&gt;</text:text-input><text:text-input text:description="&lt;/if&gt;">&lt;/if&gt;</text:text-input></text:p>
            <text:p text:style-name="Text_20_body"><text:text-input text:description="&lt;if test='o.mh'&gt;">&lt;if test='o.mh'&gt;</text:text-input>Antécédants médicaux : <text:text-input text:description="&lt;o.mh&gt;">&lt;o.mh&gt;</text:text-input><text:text-input text:description="&lt;/if&gt;">&lt;/if&gt;</text:text-input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OD</text:p>
          </table:table-cell>
          <table:table-cell table:style-name="Table1.B1" office:value-type="string">
            <text:p text:style-name="Text_20_body">OG</text:p>
          </table:table-cell>
        </table:table-row>
        <table:table-row>
          <table:table-cell table:style-name="Table1.A2" table:number-columns-spanned="2" office:value-type="string">
            <text:p text:style-name="Text_20_body"><text:text-input text:description="&lt;for each='line in o.sle_ids'&gt;">loop on sle_ids</text:text-input></text:p>
          </table:table-cell>
          <table:covered-table-cell/>
        </table:table-row>
        <table:table-row>
          <table:table-cell table:style-name="Table1.A3" office:value-type="string">
            <text:p text:style-name="Text_20_body"><text:text-input text:description="&lt;line.as_od&gt;">&lt;line.as_od&gt;</text:text-input></text:p>
          </table:table-cell>
          <table:table-cell table:style-name="Table1.A2" office:value-type="string">
            <text:p text:style-name="Text_20_body"><text:text-input text:description="&lt;line.as_os&gt;">&lt;line.as_os&gt;</text:text-input></text:p>
          </table:table-cell>
        </table:table-row>
        <table:table-row>
          <table:table-cell table:style-name="Table1.A3" office:value-type="string">
            <text:p text:style-name="Text_20_body"><text:text-input text:description="&lt;line.ps_od&gt;">&lt;line.ps_od&gt;</text:text-input></text:p>
          </table:table-cell>
          <table:table-cell table:style-name="Table1.A2" office:value-type="string">
            <text:p text:style-name="Text_20_body"><text:text-input text:description="&lt;line.ps_os&gt;">&lt;line.ps_os&gt;</text:text-input></text:p>
          </table:table-cell>
        </table:table-row>
        <table:table-row>
          <table:table-cell table:style-name="Table1.A2" table:number-columns-spanned="2" office:value-type="string">
            <text:p text:style-name="Text_20_body"><text:text-input text:description="&lt;/for&gt;">close loop</text:text-input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Table_20_Contents"/>
      <text:p text:style-name="Table_20_Contents"><text:span text:style-name="T1"/></text:p>
      <table:table table:name="visual_acuity" table:style-name="visual_5f_acuity">
        <table:table-column table:style-name="visual_5f_acuity.A"/>
        <table:table-column table:style-name="visual_5f_acuity.B"/>
        <table:table-column table:style-name="visual_5f_acuity.C"/>
        <table:table-column table:style-name="visual_5f_acuity.D"/>
        <table:table-column table:style-name="visual_5f_acuity.E"/>
        <table:table-column table:style-name="visual_5f_acuity.F"/>
        <table:table-column table:style-name="visual_5f_acuity.G"/>
        <table:table-row>
          <table:table-cell table:style-name="visual_5f_acuity.A1" office:value-type="string">
            <text:p text:style-name="Table_20_Contents"/>
          </table:table-cell>
          <table:table-cell table:style-name="visual_5f_acuity.A1" office:value-type="string">
            <text:p text:style-name="Text_20_body">OD </text:p>
          </table:table-cell>
          <table:table-cell table:style-name="visual_5f_acuity.A1" office:value-type="string">
            <text:p text:style-name="Table_20_Contents"/>
          </table:table-cell>
          <table:table-cell table:style-name="visual_5f_acuity.A1" office:value-type="string">
            <text:p text:style-name="Table_20_Contents"/>
          </table:table-cell>
          <table:table-cell table:style-name="visual_5f_acuity.A1" office:value-type="string">
            <text:p text:style-name="Table_20_Contents">OG</text:p>
          </table:table-cell>
          <table:table-cell table:style-name="visual_5f_acuity.A1" office:value-type="string">
            <text:p text:style-name="Table_20_Contents"/>
          </table:table-cell>
          <table:table-cell table:style-name="visual_5f_acuity.G1" office:value-type="string">
            <text:p text:style-name="Table_20_Contents"/>
          </table:table-cell>
        </table:table-row>
        <table:table-row>
          <table:table-cell table:style-name="visual_5f_acuity.A2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G2" office:value-type="string">
            <text:p text:style-name="Table_20_Contents"/>
          </table:table-cell>
        </table:table-row>
        <table:table-row>
          <table:table-cell table:style-name="visual_5f_acuity.A2" office:value-type="string">
            <text:p text:style-name="Table_20_Contents"><text:text-input text:description="&lt;if test=&quot;line.va_type=='BCVA'&quot;&gt;">if BCVA</text:text-input></text:p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G2" office:value-type="string">
            <text:p text:style-name="Table_20_Contents"/>
          </table:table-cell>
        </table:table-row>
        <table:table-row>
          <table:table-cell table:style-name="visual_5f_acuity.A2" office:value-type="string">
            <text:p text:style-name="Table_20_Contents">MAVAC</text:p>
          </table:table-cell>
          <table:table-cell table:style-name="visual_5f_acuity.A2" office:value-type="string">
            <text:p text:style-name="Text_20_body"><text:text-input text:description="&lt;line.va_od&gt;">va_od</text:text-input></text:p>
          </table:table-cell>
          <table:table-cell table:style-name="visual_5f_acuity.A2" office:value-type="string">
            <text:p text:style-name="Text_20_body"><text:text-input text:description="&lt;line.nv_od&gt;">nv_od</text:text-input></text:p>
          </table:table-cell>
          <table:table-cell table:style-name="visual_5f_acuity.A2" office:value-type="string">
            <text:p text:style-name="Text_20_body"><text:text-input text:description="&lt;if test=&quot;line.sph_od == False&quot;&gt;">&lt;if test="line.sph_od == False"&gt;</text:text-input>plan<text:span text:style-name="T1"><text:text-input text:description="&lt;/if&gt;">CloseIf</text:text-input></text:span><text:span text:style-name="T1"><text:text-input text:description="&lt;line.sph_od&gt;">sph_od</text:text-input></text:span><text:span text:style-name="T1"><text:text-input text:description="&lt;if test=&quot;line.cyl_od != False&quot;&gt;">&lt;if test="line.cyl_od != False"&gt;</text:text-input></text:span><text:span text:style-name="T1"> (</text:span><text:span text:style-name="T1"><text:text-input text:description="&lt;line.cyl_od&gt;">cyl_od</text:text-input></text:span><text:span text:style-name="T1">) à </text:span><text:span text:style-name="T1"><text:text-input text:description="&lt;line.axis_od&gt;">axis_od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d!=False'&gt;">&lt;if test='line.add_od!=False'&gt;</text:text-input></text:span><text:span text:style-name="T1"> Add </text:span><text:span text:style-name="T1"><text:text-input text:description="&lt;line.add_od&gt;">add_od</text:text-input></text:span><text:span text:style-name="T1"><text:text-input text:description="&lt;/if&gt;">CloseIf</text:text-input></text:span></text:p>
          </table:table-cell>
          <table:table-cell table:style-name="visual_5f_acuity.A2" office:value-type="string">
            <text:p text:style-name="Text_20_body"><text:text-input text:description="&lt;line.va_os&gt;">va_os</text:text-input></text:p>
          </table:table-cell>
          <table:table-cell table:style-name="visual_5f_acuity.A2" office:value-type="string">
            <text:p text:style-name="Text_20_body"><text:text-input text:description="&lt;line.nv_os&gt;">nv_os</text:text-input></text:p>
          </table:table-cell>
          <table:table-cell table:style-name="visual_5f_acuity.G2" office:value-type="string">
            <text:p text:style-name="Text_20_body"><text:span text:style-name="T1"><text:text-input text:description="&lt;if test=&quot;line.sph_os == False&quot;&gt;">&lt;if test="line.sph_od == False"&gt;</text:text-input></text:span><text:span text:style-name="T1">plan</text:span><text:span text:style-name="T1"><text:text-input text:description="&lt;/if&gt;">CloseIf</text:text-input></text:span><text:span text:style-name="T1"><text:text-input text:description="&lt;line.sph_os&gt;">sph_os</text:text-input></text:span><text:span text:style-name="T1"><text:text-input text:description="&lt;if test=&quot;line.cyl_os != False&quot;&gt;">&lt;if test="line.cyl_os != False"&gt;</text:text-input></text:span><text:span text:style-name="T1"> (</text:span><text:span text:style-name="T1"><text:text-input text:description="&lt;line.cyl_os&gt;">cyl_os</text:text-input></text:span><text:span text:style-name="T1">) à </text:span><text:span text:style-name="T1"><text:text-input text:description="&lt;line.axis_os&gt;">axis_os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s!=False'&gt;">&lt;if test='line.add_os!=False'&gt;</text:text-input></text:span><text:span text:style-name="T1"> Add </text:span><text:span text:style-name="T1"><text:text-input text:description="&lt;line.add_os&gt;">add_os</text:text-input></text:span><text:span text:style-name="T1"><text:text-input text:description="&lt;/if&gt;">CloseIf</text:text-input></text:span></text:p>
          </table:table-cell>
        </table:table-row>
        <table:table-row>
          <table:table-cell table:style-name="visual_5f_acuity.A2" office:value-type="string">
            <text:p text:style-name="P4"><text:text-input text:description="&lt;/if&gt;">Close if</text:text-input></text:p>
          </table:table-cell>
          <table:table-cell table:style-name="visual_5f_acuity.A2" office:value-type="string">
            <text:p text:style-name="Text_20_body"/>
          </table:table-cell>
          <table:table-cell table:style-name="visual_5f_acuity.A2" office:value-type="string">
            <text:p text:style-name="Text_20_body"/>
          </table:table-cell>
          <table:table-cell table:style-name="visual_5f_acuity.A2" office:value-type="string">
            <text:p text:style-name="Text_20_body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G2" office:value-type="string">
            <text:p text:style-name="Table_20_Contents"/>
          </table:table-cell>
        </table:table-row>
        <text:soft-page-break/>
        <table:table-row>
          <table:table-cell table:style-name="visual_5f_acuity.A2" office:value-type="string">
            <text:p text:style-name="P4"><text:text-input text:description="&lt;/for&gt;">Close loop</text:text-input></text:p>
          </table:table-cell>
          <table:table-cell table:style-name="visual_5f_acuity.A2" office:value-type="string">
            <text:p text:style-name="Text_20_body"/>
          </table:table-cell>
          <table:table-cell table:style-name="visual_5f_acuity.A2" office:value-type="string">
            <text:p text:style-name="Text_20_body"/>
          </table:table-cell>
          <table:table-cell table:style-name="visual_5f_acuity.A2" office:value-type="string">
            <text:p text:style-name="Text_20_body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A2" office:value-type="string">
            <text:p text:style-name="Table_20_Contents"/>
          </table:table-cell>
          <table:table-cell table:style-name="visual_5f_acuity.G2" office:value-type="string">
            <text:p text:style-name="Table_20_Contents"/>
          </table:table-cell>
        </table:table-row>
      </table:table>
      <text:p text:style-name="Text_20_body"/>
      <text:p text:style-name="Standard">Boucle when otherwis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ext_20_body">OD 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OG</text:p>
          </table:table-cell>
          <table:table-cell table:style-name="Tableau1.A1" office:value-type="string">
            <text:p text:style-name="Table_20_Contents"/>
          </table:table-cell>
          <table:table-cell table:style-name="Tableau1.G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text-input text:description="&lt;for each='line in o.refraction_ids'&gt;">Loop on refraction_ids</text:text-input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text-input text:description="&lt;choose&gt;">Choose</text:text-input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text-input text:description="&lt;when test=&quot;line.va_type=='BCVA'&quot;&gt;">&lt;when test="line.va_type=='BCVA'"&gt;</text:text-input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AVAC</text:p>
          </table:table-cell>
          <table:table-cell table:style-name="Tableau1.A2" office:value-type="string">
            <text:p text:style-name="Text_20_body"><text:text-input text:description="&lt;line.va_od&gt;">va_od</text:text-input></text:p>
          </table:table-cell>
          <table:table-cell table:style-name="Tableau1.A2" office:value-type="string">
            <text:p text:style-name="Text_20_body"><text:text-input text:description="&lt;line.nv_od&gt;">nv_od</text:text-input></text:p>
          </table:table-cell>
          <table:table-cell table:style-name="Tableau1.A2" office:value-type="string">
            <text:p text:style-name="Text_20_body"><text:text-input text:description="&lt;if test=&quot;line.sph_od == False&quot;&gt;">&lt;if test="line.sph_od == False"&gt;</text:text-input>plan<text:span text:style-name="T1"><text:text-input text:description="&lt;/if&gt;">CloseIf</text:text-input></text:span><text:span text:style-name="T1"><text:text-input text:description="&lt;line.sph_od&gt;">sph_od</text:text-input></text:span><text:span text:style-name="T1"><text:text-input text:description="&lt;if test=&quot;line.cyl_od != False&quot;&gt;">&lt;if test="line.cyl_od != False"&gt;</text:text-input></text:span><text:span text:style-name="T1"> (</text:span><text:span text:style-name="T1"><text:text-input text:description="&lt;line.cyl_od&gt;">cyl_od</text:text-input></text:span><text:span text:style-name="T1">) à </text:span><text:span text:style-name="T1"><text:text-input text:description="&lt;line.axis_od&gt;">axis_od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d!=False'&gt;">&lt;if test='line.add_od!=False'&gt;</text:text-input></text:span><text:span text:style-name="T1"> Add </text:span><text:span text:style-name="T1"><text:text-input text:description="&lt;line.add_od&gt;">add_od</text:text-input></text:span><text:span text:style-name="T1"><text:text-input text:description="&lt;/if&gt;">CloseIf</text:text-input></text:span></text:p>
          </table:table-cell>
          <table:table-cell table:style-name="Tableau1.A2" office:value-type="string">
            <text:p text:style-name="Text_20_body"><text:text-input text:description="&lt;line.va_os&gt;">va_os</text:text-input></text:p>
          </table:table-cell>
          <table:table-cell table:style-name="Tableau1.A2" office:value-type="string">
            <text:p text:style-name="Text_20_body"><text:text-input text:description="&lt;line.nv_os&gt;">nv_os</text:text-input></text:p>
          </table:table-cell>
          <table:table-cell table:style-name="Tableau1.G2" office:value-type="string">
            <text:p text:style-name="Text_20_body"><text:span text:style-name="T1"><text:text-input text:description="&lt;if test=&quot;line.sph_os == False&quot;&gt;">&lt;if test="line.sph_od == False"&gt;</text:text-input></text:span><text:span text:style-name="T1">plan</text:span><text:span text:style-name="T1"><text:text-input text:description="&lt;/if&gt;">CloseIf</text:text-input></text:span><text:span text:style-name="T1"><text:text-input text:description="&lt;line.sph_os&gt;">sph_os</text:text-input></text:span><text:span text:style-name="T1"><text:text-input text:description="&lt;if test=&quot;line.cyl_os != False&quot;&gt;">&lt;if test="line.cyl_os != False"&gt;</text:text-input></text:span><text:span text:style-name="T1"> (</text:span><text:span text:style-name="T1"><text:text-input text:description="&lt;line.cyl_os&gt;">cyl_os</text:text-input></text:span><text:span text:style-name="T1">) à </text:span><text:span text:style-name="T1"><text:text-input text:description="&lt;line.axis_os&gt;">axis_os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s!=False'&gt;">&lt;if test='line.add_os!=False'&gt;</text:text-input></text:span><text:span text:style-name="T1"> Add </text:span><text:span text:style-name="T1"><text:text-input text:description="&lt;line.add_os&gt;">add_os</text:text-input></text:span><text:span text:style-name="T1"><text:text-input text:description="&lt;/if&gt;">CloseIf</text:text-input></text:span></text:p>
          </table:table-cell>
        </table:table-row>
        <table:table-row>
          <table:table-cell table:style-name="Tableau1.A2" office:value-type="string">
            <text:p text:style-name="P4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text-input text:description="&lt;when test=&quot;line.va_type=='UCVA'&quot;&gt;">&lt;when test="line.va_type=='BCVA'"&gt;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VSC</text:p>
          </table:table-cell>
          <table:table-cell table:style-name="Tableau1.A2" office:value-type="string">
            <text:p text:style-name="Text_20_body"><text:text-input text:description="&lt;line.va_od&gt;">va_od</text:text-input></text:p>
          </table:table-cell>
          <table:table-cell table:style-name="Tableau1.A2" office:value-type="string">
            <text:p text:style-name="Text_20_body"><text:text-input text:description="&lt;line.nv_od&gt;">nv_od</text:text-input></text:p>
          </table:table-cell>
          <table:table-cell table:style-name="Tableau1.A2" office:value-type="string">
            <text:p text:style-name="Text_20_body"><text:span text:style-name="T1"/></text:p>
          </table:table-cell>
          <table:table-cell table:style-name="Tableau1.A2" office:value-type="string">
            <text:p text:style-name="Text_20_body"><text:text-input text:description="&lt;line.va_os&gt;">va_os</text:text-input></text:p>
          </table:table-cell>
          <table:table-cell table:style-name="Tableau1.A2" office:value-type="string">
            <text:p text:style-name="Text_20_body"><text:text-input text:description="&lt;line.nv_os&gt;">nv_os</text:text-input></text:p>
          </table:table-cell>
          <table:table-cell table:style-name="Tableau1.G2" office:value-type="string">
            <text:p text:style-name="Text_20_body"><text:span text:style-name="T1"/></text:p>
          </table:table-cell>
        </table:table-row>
        <table:table-row>
          <table:table-cell table:style-name="Tableau1.A2" office:value-type="string">
            <text:p text:style-name="P4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4"><text:text-input text:description="&lt;when test=&quot;line.va_type=='CVA'&quot;&gt;">&lt;when test="line.va_type=='BCVA'"&gt;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4">AVAC</text:p>
          </table:table-cell>
          <table:table-cell table:style-name="Tableau1.A2" office:value-type="string">
            <text:p text:style-name="Text_20_body"><text:text-input text:description="&lt;line.va_od&gt;">va_od</text:text-input></text:p>
          </table:table-cell>
          <table:table-cell table:style-name="Tableau1.A2" office:value-type="string">
            <text:p text:style-name="Text_20_body"><text:text-input text:description="&lt;line.nv_od&gt;">nv_od</text:text-input></text:p>
          </table:table-cell>
          <table:table-cell table:style-name="Tableau1.A2" office:value-type="string">
            <text:p text:style-name="Text_20_body"><text:text-input text:description="&lt;if test=&quot;line.sph_od == False&quot;&gt;">&lt;if test="line.sph_od == False"&gt;</text:text-input>plan<text:span text:style-name="T1"><text:text-input text:description="&lt;/if&gt;">CloseIf</text:text-input></text:span><text:span text:style-name="T1"><text:text-input text:description="&lt;line.sph_od&gt;">sph_od</text:text-input></text:span><text:span text:style-name="T1"><text:text-input text:description="&lt;if test=&quot;line.cyl_od != False&quot;&gt;">&lt;if test="line.cyl_od != False"&gt;</text:text-input></text:span><text:span text:style-name="T1"> (</text:span><text:span text:style-name="T1"><text:text-input text:description="&lt;line.cyl_od&gt;">cyl_od</text:text-input></text:span><text:span text:style-name="T1">) à </text:span><text:span text:style-name="T1"><text:text-input text:description="&lt;line.axis_od&gt;">axis_od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d!=False'&gt;">&lt;if test='line.add_od!=False'&gt;</text:text-input></text:span><text:span text:style-name="T1"> Add </text:span><text:span text:style-name="T1"><text:text-input text:description="&lt;line.add_od&gt;">add_od</text:text-input></text:span><text:soft-page-break/><text:span text:style-name="T1"><text:text-input text:description="&lt;/if&gt;">CloseIf</text:text-input></text:span></text:p>
          </table:table-cell>
          <table:table-cell table:style-name="Tableau1.A2" office:value-type="string">
            <text:p text:style-name="Text_20_body"><text:text-input text:description="&lt;line.va_os&gt;">va_os</text:text-input></text:p>
          </table:table-cell>
          <table:table-cell table:style-name="Tableau1.A2" office:value-type="string">
            <text:p text:style-name="Text_20_body"><text:text-input text:description="&lt;line.nv_os&gt;">nv_os</text:text-input></text:p>
          </table:table-cell>
          <table:table-cell table:style-name="Tableau1.G2" office:value-type="string">
            <text:p text:style-name="Text_20_body"><text:span text:style-name="T1"><text:text-input text:description="&lt;if test=&quot;line.sph_os == False&quot;&gt;">&lt;if test="line.sph_od == False"&gt;</text:text-input></text:span><text:span text:style-name="T1">plan</text:span><text:span text:style-name="T1"><text:text-input text:description="&lt;/if&gt;">CloseIf</text:text-input></text:span><text:span text:style-name="T1"><text:text-input text:description="&lt;line.sph_os&gt;">sph_os</text:text-input></text:span><text:span text:style-name="T1"><text:text-input text:description="&lt;if test=&quot;line.cyl_os != False&quot;&gt;">&lt;if test="line.cyl_os != False"&gt;</text:text-input></text:span><text:span text:style-name="T1"> (</text:span><text:span text:style-name="T1"><text:text-input text:description="&lt;line.cyl_os&gt;">cyl_os</text:text-input></text:span><text:span text:style-name="T1">) à </text:span><text:span text:style-name="T1"><text:text-input text:description="&lt;line.axis_os&gt;">axis_os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s!=False'&gt;">&lt;if test='line.add_os!=False'&gt;</text:text-input></text:span><text:span text:style-name="T1"> Add </text:span><text:span text:style-name="T1"><text:text-input text:description="&lt;line.add_os&gt;">add_os</text:text-input></text:span><text:span text:style-name="T1"><text:text-input text:description="&lt;/if&gt;">CloseIf</text:text-input></text:span></text:p>
          </table:table-cell>
        </table:table-row>
        <table:table-row>
          <table:table-cell table:style-name="Tableau1.A2" office:value-type="string">
            <text:p text:style-name="P4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4"><text:text-input text:description="&lt;when test=&quot;line.va_type=='MAVC sous cycloplegique'&quot;&gt;">&lt;when test="line.va_type=='BCVA'"&gt;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4">MAV sous cycloplégique</text:p>
          </table:table-cell>
          <table:table-cell table:style-name="Tableau1.A2" office:value-type="string">
            <text:p text:style-name="Text_20_body"><text:text-input text:description="&lt;line.va_od&gt;">va_od</text:text-input></text:p>
          </table:table-cell>
          <table:table-cell table:style-name="Tableau1.A2" office:value-type="string">
            <text:p text:style-name="Text_20_body"><text:text-input text:description="&lt;line.nv_od&gt;">nv_od</text:text-input></text:p>
          </table:table-cell>
          <table:table-cell table:style-name="Tableau1.A2" office:value-type="string">
            <text:p text:style-name="Text_20_body"><text:text-input text:description="&lt;if test=&quot;line.sph_od == False&quot;&gt;">&lt;if test="line.sph_od == False"&gt;</text:text-input>plan<text:span text:style-name="T1"><text:text-input text:description="&lt;/if&gt;">CloseIf</text:text-input></text:span><text:span text:style-name="T1"><text:text-input text:description="&lt;line.sph_od&gt;">sph_od</text:text-input></text:span><text:span text:style-name="T1"><text:text-input text:description="&lt;if test=&quot;line.cyl_od != False&quot;&gt;">&lt;if test="line.cyl_od != False"&gt;</text:text-input></text:span><text:span text:style-name="T1"> (</text:span><text:span text:style-name="T1"><text:text-input text:description="&lt;line.cyl_od&gt;">cyl_od</text:text-input></text:span><text:span text:style-name="T1">) à </text:span><text:span text:style-name="T1"><text:text-input text:description="&lt;line.axis_od&gt;">axis_od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d!=False'&gt;">&lt;if test='line.add_od!=False'&gt;</text:text-input></text:span><text:span text:style-name="T1"> Add </text:span><text:span text:style-name="T1"><text:text-input text:description="&lt;line.add_od&gt;">add_od</text:text-input></text:span><text:span text:style-name="T1"><text:text-input text:description="&lt;/if&gt;">CloseIf</text:text-input></text:span></text:p>
          </table:table-cell>
          <table:table-cell table:style-name="Tableau1.A2" office:value-type="string">
            <text:p text:style-name="Text_20_body"><text:text-input text:description="&lt;line.va_os&gt;">va_os</text:text-input></text:p>
          </table:table-cell>
          <table:table-cell table:style-name="Tableau1.A2" office:value-type="string">
            <text:p text:style-name="Text_20_body"><text:text-input text:description="&lt;line.nv_os&gt;">nv_os</text:text-input></text:p>
          </table:table-cell>
          <table:table-cell table:style-name="Tableau1.G2" office:value-type="string">
            <text:p text:style-name="Text_20_body"><text:span text:style-name="T1"><text:text-input text:description="&lt;if test=&quot;line.sph_os == False&quot;&gt;">&lt;if test="line.sph_od == False"&gt;</text:text-input></text:span><text:span text:style-name="T1">plan</text:span><text:span text:style-name="T1"><text:text-input text:description="&lt;/if&gt;">CloseIf</text:text-input></text:span><text:span text:style-name="T1"><text:text-input text:description="&lt;line.sph_os&gt;">sph_os</text:text-input></text:span><text:span text:style-name="T1"><text:text-input text:description="&lt;if test=&quot;line.cyl_os != False&quot;&gt;">&lt;if test="line.cyl_os != False"&gt;</text:text-input></text:span><text:span text:style-name="T1"> (</text:span><text:span text:style-name="T1"><text:text-input text:description="&lt;line.cyl_os&gt;">cyl_os</text:text-input></text:span><text:span text:style-name="T1">) à </text:span><text:span text:style-name="T1"><text:text-input text:description="&lt;line.axis_os&gt;">axis_os</text:text-input></text:span><text:span text:style-name="T1">°</text:span><text:span text:style-name="T1"><text:text-input text:description="&lt;/if&gt;">CloseIf</text:text-input></text:span><text:span text:style-name="T1"><text:text-input text:description="&lt;if test='line.add_os!=False'&gt;">&lt;if test='line.add_os!=False'&gt;</text:text-input></text:span><text:span text:style-name="T1"> Add </text:span><text:span text:style-name="T1"><text:text-input text:description="&lt;line.add_os&gt;">add_os</text:text-input></text:span><text:span text:style-name="T1"><text:text-input text:description="&lt;/if&gt;">CloseIf</text:text-input></text:span></text:p>
          </table:table-cell>
        </table:table-row>
        <table:table-row>
          <table:table-cell table:style-name="Tableau1.A2" office:value-type="string">
            <text:p text:style-name="P4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4"><text:text-input text:description="&lt;when test=&quot;line.va_type=='AR'&quot;&gt;">&lt;when test="line.va_type=='AR'"&gt;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><text:span text:style-name="T1"/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4">AR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><text:span text:style-name="T1"><text:text-input text:description="&lt;line.sph_od&gt;">sph_od</text:text-input></text:span><text:span text:style-name="T1"><text:text-input text:description="&lt;if test=&quot;line.cyl_od != False&quot;&gt;">&lt;if test="line.cyl_od != False"&gt;</text:text-input></text:span><text:span text:style-name="T1"> (</text:span><text:span text:style-name="T1"><text:text-input text:description="&lt;line.cyl_od&gt;">cyl_od</text:text-input></text:span><text:span text:style-name="T1">) à </text:span><text:span text:style-name="T1"><text:text-input text:description="&lt;line.axis_od&gt;">axis_od</text:text-input></text:span><text:span text:style-name="T1">°</text:span><text:span text:style-name="T1"><text:text-input text:description="&lt;/if&gt;">CloseIf</text:text-input></text:span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><text:span text:style-name="T1"><text:text-input text:description="&lt;line.sph_os&gt;">sph_os</text:text-input></text:span><text:span text:style-name="T1"><text:text-input text:description="&lt;if test=&quot;line.cyl_od != False&quot;&gt;">&lt;if test="line.cyl_os != False"&gt;</text:text-input></text:span><text:span text:style-name="T1"> (</text:span><text:span text:style-name="T1"><text:text-input text:description="&lt;line.cyl_os&gt;">cyl_os</text:text-input></text:span><text:span text:style-name="T1">) à </text:span><text:span text:style-name="T1"><text:text-input text:description="&lt;line.axis_os&gt;">axis_od</text:text-input></text:span><text:span text:style-name="T1">°</text:span><text:span text:style-name="T1"><text:text-input text:description="&lt;/if&gt;">CloseIf</text:text-input></text:span></text:p>
          </table:table-cell>
        </table:table-row>
        <table:table-row>
          <table:table-cell table:style-name="Tableau1.A2" office:value-type="string">
            <text:p text:style-name="P4"><text:text-input text:description="&lt;/when&gt;">CloseWhen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G2" office:value-type="string">
            <text:p text:style-name="Text_20_body"/>
          </table:table-cell>
        </table:table-row>
        <table:table-row>
          <table:table-cell table:style-name="Tableau1.A2" office:value-type="string">
            <text:p text:style-name="P4"><text:text-input text:description="&lt;/choose&gt;">EndChoose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<text:text-input text:description="&lt;/for&gt;">Close loop</text:text-input></text:p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ext_20_body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6-28T22:53:49</dc:date>
    <meta:editing-duration>P2DT6H44M29S</meta:editing-duration>
    <meta:editing-cycles>235</meta:editing-cycles>
    <dc:creator>Laurent FRANCOIS</dc:creator>
    <meta:printed-by>L. FRANCOIS</meta:printed-by>
    <meta:print-date>2015-06-24T15:28:02</meta:print-date>
    <meta:document-statistic meta:table-count="5" meta:image-count="0" meta:object-count="0" meta:page-count="3" meta:paragraph-count="75" meta:word-count="232" meta:character-count="2351" meta:non-whitespace-character-count="2191"/>
  </office:meta>
</office:document-meta>
</file>